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2D0000036F1B5765D162C4FF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oppins" svg:font-family="Poppins" style:font-family-generic="roman" style:font-pitch="variable"/>
    <style:font-face style:name="Poppins1" svg:font-family="Poppi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Poppins" fo:font-size="13pt" fo:font-weight="bold" style:font-name-asian="Poppins1" style:font-size-asian="13pt" style:font-weight-asian="bold" style:font-name-complex="Poppins1" style:font-size-complex="13pt"/>
    </style:style>
    <style:style style:name="P2" style:family="paragraph" style:parent-style-name="Standard">
      <style:text-properties style:font-name="Poppins" fo:font-size="13pt" fo:font-weight="bold" style:font-name-asian="Poppins1" style:font-size-asian="13pt" style:font-weight-asian="bold" style:font-name-complex="Poppins1" style:font-size-complex="13pt"/>
    </style:style>
    <style:style style:name="P3" style:family="paragraph" style:parent-style-name="Standard">
      <style:text-properties style:font-name="Poppins" style:font-name-asian="Poppins1" style:font-name-complex="Poppins1"/>
    </style:style>
    <style:style style:name="P4" style:family="paragraph" style:parent-style-name="Standard">
      <style:paragraph-properties fo:margin-left="1.27cm" fo:margin-right="0cm" fo:text-indent="0cm" style:auto-text-indent="false"/>
      <style:text-properties style:font-name="Poppins" style:font-name-asian="Poppins1" style:font-name-complex="Poppins1"/>
    </style:style>
    <style:style style:name="P5" style:family="paragraph" style:parent-style-name="Standard">
      <style:text-properties style:font-name="Poppins" style:text-underline-style="solid" style:text-underline-width="auto" style:text-underline-color="font-color" style:font-name-asian="Poppins1" style:font-name-complex="Poppins1"/>
    </style:style>
    <style:style style:name="P6" style:family="paragraph" style:parent-style-name="Standard">
      <style:text-properties style:font-name="Poppins" fo:font-size="14pt" fo:font-weight="bold" style:font-name-asian="Poppins1" style:font-size-asian="14pt" style:font-weight-asian="bold" style:font-name-complex="Poppins1" style:font-size-complex="14pt"/>
    </style:style>
    <style:style style:name="P7" style:family="paragraph" style:parent-style-name="Standard" style:master-page-name="Standard">
      <style:paragraph-properties fo:text-align="center" style:justify-single-word="false" style:page-number="1"/>
      <style:text-properties style:font-name="Poppins" fo:font-size="13pt" fo:font-weight="bold" style:font-name-asian="Poppins1" style:font-size-asian="13pt" style:font-weight-asian="bold" style:font-name-complex="Poppins1" style:font-size-complex="13pt"/>
    </style:style>
    <style:style style:name="P8" style:family="paragraph" style:parent-style-name="Standard">
      <style:text-properties style:font-name="Poppins" fo:font-size="13pt" fo:font-weight="bold" style:font-name-asian="Poppins1" style:font-size-asian="13pt" style:font-weight-asian="bold" style:font-name-complex="Poppins1" style:font-size-complex="13pt"/>
    </style:style>
    <style:style style:name="P9" style:family="paragraph" style:parent-style-name="Standard" style:list-style-name="WWNum7">
      <style:paragraph-properties fo:margin-left="1.27cm" fo:margin-right="0cm" fo:text-indent="-0.635cm" style:auto-text-indent="false"/>
      <style:text-properties style:font-name="Poppins" style:font-name-asian="Poppins1" style:font-name-complex="Poppins1"/>
    </style:style>
    <style:style style:name="P10" style:family="paragraph" style:parent-style-name="Standard" style:list-style-name="WWNum1">
      <style:paragraph-properties fo:margin-left="1.27cm" fo:margin-right="0cm" fo:text-indent="-0.635cm" style:auto-text-indent="false"/>
      <style:text-properties style:font-name="Poppins" style:font-name-asian="Poppins1" style:font-name-complex="Poppins1"/>
    </style:style>
    <style:style style:name="P11" style:family="paragraph" style:parent-style-name="Standard" style:list-style-name="WWNum3">
      <style:paragraph-properties fo:margin-left="1.27cm" fo:margin-right="0cm" fo:text-indent="-0.635cm" style:auto-text-indent="false"/>
      <style:text-properties style:font-name="Poppins" style:font-name-asian="Poppins1" style:font-name-complex="Poppins1"/>
    </style:style>
    <style:style style:name="P12" style:family="paragraph" style:parent-style-name="Standard" style:list-style-name="WWNum6">
      <style:paragraph-properties fo:margin-left="1.27cm" fo:margin-right="0cm" fo:text-indent="-0.635cm" style:auto-text-indent="false"/>
      <style:text-properties style:font-name="Poppins" style:font-name-asian="Poppins1" style:font-name-complex="Poppins1"/>
    </style:style>
    <style:style style:name="P13" style:family="paragraph" style:parent-style-name="Standard" style:list-style-name="WWNum5">
      <style:paragraph-properties fo:margin-left="1.27cm" fo:margin-right="0cm" fo:text-indent="-0.635cm" style:auto-text-indent="false"/>
      <style:text-properties style:font-name="Poppins" style:font-name-asian="Poppins1" style:font-name-complex="Poppins1"/>
    </style:style>
    <style:style style:name="P14" style:family="paragraph" style:parent-style-name="Standard" style:list-style-name="WWNum4">
      <style:paragraph-properties fo:margin-left="1.27cm" fo:margin-right="0cm" fo:text-indent="-0.635cm" style:auto-text-indent="false"/>
      <style:text-properties style:font-name="Poppins" style:font-name-asian="Poppins1" style:font-name-complex="Poppins1"/>
    </style:style>
    <style:style style:name="P15" style:family="paragraph" style:parent-style-name="Standard" style:list-style-name="WWNum7">
      <style:paragraph-properties fo:margin-left="1.27cm" fo:margin-right="0cm" fo:text-indent="0cm" style:auto-text-indent="false"/>
      <style:text-properties style:font-name="Poppins" officeooo:rsid="0011d1c4" officeooo:paragraph-rsid="0011d1c4" style:font-name-asian="Poppins1" style:font-name-complex="Poppins1"/>
    </style:style>
    <style:style style:name="P16" style:family="paragraph" style:parent-style-name="Standard">
      <style:paragraph-properties fo:margin-left="1.27cm" fo:margin-right="0cm" fo:text-indent="0cm" style:auto-text-indent="false"/>
      <style:text-properties style:font-name="Poppins" officeooo:rsid="0011d1c4" officeooo:paragraph-rsid="0011d1c4" style:font-name-asian="Poppins1" style:font-name-complex="Poppins1"/>
    </style:style>
    <style:style style:name="P17" style:family="paragraph" style:parent-style-name="Standard" style:list-style-name="WWNum7">
      <style:paragraph-properties fo:margin-left="1.27cm" fo:margin-right="0cm" fo:text-indent="-0.635cm" style:auto-text-indent="false"/>
      <style:text-properties style:font-name="Poppins" style:text-underline-style="solid" style:text-underline-width="auto" style:text-underline-color="font-color" style:font-name-asian="Poppins1" style:font-name-complex="Poppins1"/>
    </style:style>
    <style:style style:name="P18" style:family="paragraph" style:parent-style-name="Standard" style:list-style-name="WWNum1">
      <style:paragraph-properties fo:margin-left="1.27cm" fo:margin-right="0cm" fo:text-indent="-0.635cm" style:auto-text-indent="false"/>
      <style:text-properties style:font-name="Poppins" style:text-underline-style="solid" style:text-underline-width="auto" style:text-underline-color="font-color" style:font-name-asian="Poppins1" style:font-name-complex="Poppins1"/>
    </style:style>
    <style:style style:name="P19" style:family="paragraph" style:parent-style-name="Standard" style:list-style-name="WWNum3">
      <style:paragraph-properties fo:margin-left="1.27cm" fo:margin-right="0cm" fo:text-indent="-0.635cm" style:auto-text-indent="false"/>
      <style:text-properties style:font-name="Poppins" style:text-underline-style="solid" style:text-underline-width="auto" style:text-underline-color="font-color" style:font-name-asian="Poppins1" style:font-name-complex="Poppins1"/>
    </style:style>
    <style:style style:name="P20" style:family="paragraph" style:parent-style-name="Standard" style:list-style-name="WWNum6">
      <style:paragraph-properties fo:margin-left="1.27cm" fo:margin-right="0cm" fo:text-indent="-0.635cm" style:auto-text-indent="false"/>
      <style:text-properties style:font-name="Poppins" style:text-underline-style="solid" style:text-underline-width="auto" style:text-underline-color="font-color" style:font-name-asian="Poppins1" style:font-name-complex="Poppins1"/>
    </style:style>
    <style:style style:name="P21" style:family="paragraph" style:parent-style-name="Standard" style:list-style-name="WWNum2">
      <style:paragraph-properties fo:margin-left="1.27cm" fo:margin-right="0cm" fo:text-indent="-0.635cm" style:auto-text-indent="false"/>
      <style:text-properties style:font-name="Poppins" style:text-underline-style="solid" style:text-underline-width="auto" style:text-underline-color="font-color" style:font-name-asian="Poppins1" style:font-name-complex="Poppins1"/>
    </style:style>
    <style:style style:name="P22" style:family="paragraph" style:parent-style-name="Standard" style:list-style-name="WWNum5">
      <style:paragraph-properties fo:margin-left="1.27cm" fo:margin-right="0cm" fo:text-indent="-0.635cm" style:auto-text-indent="false"/>
      <style:text-properties style:font-name="Poppins" style:text-underline-style="solid" style:text-underline-width="auto" style:text-underline-color="font-color" style:font-name-asian="Poppins1" style:font-name-complex="Poppins1"/>
    </style:style>
    <style:style style:name="P23" style:family="paragraph" style:parent-style-name="Standard" style:list-style-name="WWNum4">
      <style:paragraph-properties fo:margin-left="1.27cm" fo:margin-right="0cm" fo:text-indent="-0.635cm" style:auto-text-indent="false"/>
      <style:text-properties style:font-name="Poppins" style:text-underline-style="solid" style:text-underline-width="auto" style:text-underline-color="font-color" style:font-name-asian="Poppins1" style:font-name-complex="Poppins1"/>
    </style:style>
    <style:style style:name="P24" style:family="paragraph" style:parent-style-name="Standard" style:list-style-name="WWNum7">
      <style:paragraph-properties fo:margin-left="1.27cm" fo:margin-right="0cm" fo:text-indent="0cm" style:auto-text-indent="false"/>
      <style:text-properties style:font-name="Poppins" style:text-underline-style="solid" style:text-underline-width="auto" style:text-underline-color="font-color" officeooo:rsid="0011d1c4" officeooo:paragraph-rsid="0011d1c4" style:font-name-asian="Poppins1" style:font-name-complex="Poppins1"/>
    </style:style>
    <style:style style:name="P25" style:family="paragraph" style:parent-style-name="Standard">
      <style:text-properties style:font-name="Poppins" fo:font-size="14pt" fo:font-weight="bold" style:font-name-asian="Poppins1" style:font-size-asian="14pt" style:font-weight-asian="bold" style:font-name-complex="Poppins1" style:font-size-complex="14pt"/>
    </style:style>
    <style:style style:name="P26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27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28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29" style:family="paragraph" style:parent-style-name="Standard" style:list-style-name="WWNum5">
      <style:paragraph-properties fo:margin-left="1.27cm" fo:margin-right="0cm" fo:text-indent="-0.635cm" style:auto-text-indent="false"/>
    </style:style>
    <style:style style:name="T1" style:family="text">
      <style:text-properties style:font-name="Poppins" style:font-name-asian="Poppins1" style:font-name-complex="Poppins1"/>
    </style:style>
    <style:style style:name="T2" style:family="text">
      <style:text-properties style:font-name="Poppins" style:text-underline-style="solid" style:text-underline-width="auto" style:text-underline-color="font-color" style:font-name-asian="Poppins1" style:font-name-complex="Poppins1"/>
    </style:style>
    <style:style style:name="T3" style:family="text">
      <style:text-properties officeooo:rsid="0011d1c4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ofil Idealnego Klienta</text:p>
      <text:p text:style-name="P1"/>
      <text:p text:style-name="P2"/>
      <text:p text:style-name="P2">Dane personalne</text:p>
      <text:p text:style-name="P3"/>
      <text:list text:style-name="WWNum7">
        <text:list-item>
          <text:p text:style-name="P9">Imię i nazwisko</text:p>
          <text:p text:style-name="P15">Janusz Nosacz</text:p>
        </text:list-item>
      </text:list>
      <text:p text:style-name="P5"/>
      <text:list text:continue-numbering="true" text:style-name="WWNum7">
        <text:list-item>
          <text:p text:style-name="P17">Wiek</text:p>
          <text:list>
            <text:list-header>
              <text:p text:style-name="P24">30</text:p>
              <text:p text:style-name="P24"/>
            </text:list-header>
          </text:list>
        </text:list-item>
        <text:list-item>
          <text:p text:style-name="P17">Płeć</text:p>
        </text:list-item>
      </text:list>
      <text:p text:style-name="P16">Mężczyzna</text:p>
      <text:p text:style-name="P16"/>
      <text:list text:continue-numbering="true" text:style-name="WWNum7">
        <text:list-item>
          <text:p text:style-name="P17">Miejsce zamieszkania</text:p>
        </text:list-item>
      </text:list>
      <text:p text:style-name="P16">Łódź</text:p>
      <text:p text:style-name="P16"/>
      <text:list text:continue-numbering="true" text:style-name="WWNum7">
        <text:list-item>
          <text:p text:style-name="P9">Stan cywilny</text:p>
        </text:list-item>
      </text:list>
      <text:p text:style-name="P4">?</text:p>
      <text:list text:continue-numbering="true" text:style-name="WWNum7">
        <text:list-item>
          <text:p text:style-name="P9">Posiadane dzieci</text:p>
        </text:list-item>
      </text:list>
      <text:p text:style-name="P16">Nie</text:p>
      <text:list text:continue-numbering="true" text:style-name="WWNum7">
        <text:list-item>
          <text:p text:style-name="P9">Wiek dzieci</text:p>
        </text:list-item>
      </text:list>
      <text:p text:style-name="P3"/>
      <text:p text:style-name="P6">Praca i wolny czas</text:p>
      <text:p text:style-name="P3"/>
      <text:list text:style-name="WWNum1">
        <text:list-item>
          <text:p text:style-name="P10"><text:span text:style-name="T4">Branża</text:span></text:p>
        </text:list-item>
      </text:list>
      <text:p text:style-name="P16"><text:span text:style-name="T4">?</text:span></text:p>
      <text:list text:continue-numbering="true" text:style-name="WWNum1">
        <text:list-item>
          <text:p text:style-name="P10">Stanowisko</text:p>
        </text:list-item>
      </text:list>
      <text:p text:style-name="P3"><text:tab/></text:p>
      <text:list text:continue-numbering="true" text:style-name="WWNum1">
        <text:list-item>
          <text:p text:style-name="P26"><text:span text:style-name="T1">Roczny dochód</text:span></text:p>
        </text:list-item>
      </text:list>
      <text:p text:style-name="P3"/>
      <text:list text:continue-numbering="true" text:style-name="WWNum1">
        <text:list-item>
          <text:p text:style-name="P10">Wykształcenie</text:p>
        </text:list-item>
      </text:list>
      <text:p text:style-name="P3"><text:tab/><text:span text:style-name="T3">Średnie</text:span></text:p>
      <text:list text:continue-numbering="true" text:style-name="WWNum1">
        <text:list-item>
          <text:p text:style-name="P18">Jakie ma hobby?</text:p>
        </text:list-item>
      </text:list>
      <text:p text:style-name="P3"><text:tab/><text:span text:style-name="T3">Elektronika</text:span></text:p>
      <text:p text:style-name="P6">Skąd czerpie wiedzę?</text:p>
      <text:p text:style-name="P3"/>
      <text:list text:style-name="WWNum3">
        <text:list-item>
          <text:p text:style-name="P19">Jakich mediów używa?</text:p>
        </text:list-item>
      </text:list>
      <text:p text:style-name="P3"/>
      <text:list text:continue-numbering="true" text:style-name="WWNum3">
        <text:list-item>
          <text:p text:style-name="P11"><text:soft-page-break/>Jakie strony WWW odwiedza?<text:line-break/><text:span text:style-name="T3">Elektroda.pl Forbot</text:span></text:p>
        </text:list-item>
        <text:list-item>
          <text:p text:style-name="P11">Jakie książki czyta?</text:p>
        </text:list-item>
      </text:list>
      <text:p text:style-name="P3"><text:tab/><text:span text:style-name="T3">Książki związane z elektroniką</text:span></text:p>
      <text:list text:continue-numbering="true" text:style-name="WWNum3">
        <text:list-item>
          <text:p text:style-name="P11">Na jakich forach lub w jakich społecznościach jest aktywny?<text:line-break/><text:span text:style-name="T3">Elektroda.pl</text:span></text:p>
        </text:list-item>
        <text:list-item>
          <text:p text:style-name="P11">Jakie magazyny czyta?</text:p>
        </text:list-item>
      </text:list>
      <text:p text:style-name="P3"><text:tab/><text:span text:style-name="T3">Magazyny od AVT</text:span></text:p>
      <text:list text:continue-numbering="true" text:style-name="WWNum3">
        <text:list-item>
          <text:p text:style-name="P11">Jakie blogi czyta?<text:line-break/><text:span text:style-name="T3">Forbot.pl</text:span></text:p>
        </text:list-item>
        <text:list-item>
          <text:p text:style-name="P27"><text:span text:style-name="T2">Kogo w internecie obserwuje?</text:span><text:span text:style-name="T1"><text:line-break/>?</text:span></text:p>
        </text:list-item>
        <text:list-item>
          <text:p text:style-name="P27"><text:span text:style-name="T2">W jakich Eventach bierze udział?</text:span><text:span text:style-name="T1"><text:line-break/>?</text:span></text:p>
        </text:list-item>
        <text:list-item>
          <text:p text:style-name="P19">Na jakich grupach jest obecny?</text:p>
        </text:list-item>
      </text:list>
      <text:p text:style-name="P3"><text:tab/><text:span text:style-name="T3">Grupy dla początkujących elektroników</text:span></text:p>
      <text:list text:continue-numbering="true" text:style-name="WWNum3">
        <text:list-item>
          <text:p text:style-name="P11">Do jakich stowarzyszeń należy?</text:p>
        </text:list-item>
      </text:list>
      <text:p text:style-name="P3"><text:tab/>?</text:p>
      <text:p text:style-name="P6">Gdzie spędza czas?</text:p>
      <text:p text:style-name="P3"/>
      <text:list text:style-name="WWNum6">
        <text:list-item>
          <text:p text:style-name="P20">Jak i gdzie spędza codziennie dni?</text:p>
        </text:list-item>
      </text:list>
      <text:p text:style-name="P3"><text:tab/></text:p>
      <text:list text:continue-numbering="true" text:style-name="WWNum6">
        <text:list-item>
          <text:p text:style-name="P20">Jak i gdzie spędza czas wolny?</text:p>
        </text:list-item>
      </text:list>
      <text:p text:style-name="P3"/>
      <text:list text:continue-numbering="true" text:style-name="WWNum6">
        <text:list-item>
          <text:p text:style-name="P12">W jakich sklepach kupuje?<text:line-break/></text:p>
        </text:list-item>
        <text:list-item>
          <text:p text:style-name="P12">Z jakich usług korzysta?</text:p>
        </text:list-item>
      </text:list>
      <text:p text:style-name="P3"/>
      <text:p text:style-name="P6">Problemy i wyzwania</text:p>
      <text:p text:style-name="P3"/>
      <text:list text:style-name="WWNum2">
        <text:list-item>
          <text:p text:style-name="P28"><text:span text:style-name="T2">Jakie ma obecnie problemy związane z Twoim produktem/usługą?</text:span><text:span text:style-name="T1"><text:line-break/></text:span></text:p>
        </text:list-item>
      </text:list>
      <text:p text:style-name="P6">Cele </text:p>
      <text:p text:style-name="P3"/>
      <text:list text:continue-numbering="true" text:style-name="WWNum2">
        <text:list-item>
          <text:p text:style-name="P28"><text:span text:style-name="T2">Jakie cele może pomóc mu osiągnąć Twój produkt / usługa?</text:span><text:span text:style-name="T1"> </text:span></text:p>
        </text:list-item>
      </text:list>
      <text:p text:style-name="P3"/>
      <text:list text:continue-numbering="true" text:style-name="WWNum2">
        <text:list-item>
          <text:p text:style-name="P21">Jakie pytania zadaje w celu rozwiązania problemów?</text:p>
        </text:list-item>
      </text:list>
      <text:p text:style-name="P3"/>
      <text:list text:continue-numbering="true" text:style-name="WWNum2">
        <text:list-item>
          <text:p text:style-name="P21">Gdzie szuka rozwiązania problemów oraz gdzie szuka produktów / usług takich <text:soft-page-break/>jak Twoja?</text:p>
        </text:list-item>
      </text:list>
      <text:p text:style-name="P5"/>
      <text:list text:continue-numbering="true" text:style-name="WWNum2">
        <text:list-item>
          <text:p text:style-name="P21">Co lubi w firmach takie jak Twoja?</text:p>
        </text:list-item>
      </text:list>
      <text:p text:style-name="P3"/>
      <text:p text:style-name="P6">Obawy</text:p>
      <text:p text:style-name="P6"/>
      <text:list text:style-name="WWNum5">
        <text:list-item>
          <text:p text:style-name="P22">Na co się frustruje w zakresie tego co oferujesz?</text:p>
        </text:list-item>
      </text:list>
      <text:p text:style-name="P3"/>
      <text:list text:continue-numbering="true" text:style-name="WWNum5">
        <text:list-item>
          <text:p text:style-name="P13">Na co się frustruje względem siebie?</text:p>
        </text:list-item>
      </text:list>
      <text:p text:style-name="P3"/>
      <text:list text:continue-numbering="true" text:style-name="WWNum5">
        <text:list-item>
          <text:p text:style-name="P22">Czego nie lubi w firmach takich jak Twoja?</text:p>
        </text:list-item>
      </text:list>
      <text:p text:style-name="P3"/>
      <text:list text:continue-numbering="true" text:style-name="WWNum5">
        <text:list-item>
          <text:p text:style-name="P29"><text:span text:style-name="T2">Jak chce osiągnąć swoje cele w zakresie tego co oferujesz?</text:span><text:span text:style-name="T1"> (czego chce, a czego chce uniknąć?)</text:span></text:p>
        </text:list-item>
      </text:list>
      <text:p text:style-name="P3"/>
      <text:p text:style-name="P3"/>
      <text:p text:style-name="P6">Wartości</text:p>
      <text:p text:style-name="P3"/>
      <text:list text:style-name="WWNum4">
        <text:list-item>
          <text:p text:style-name="P14">Co ceni w życiu osobistym?</text:p>
        </text:list-item>
      </text:list>
      <text:p text:style-name="P3"/>
      <text:list text:continue-numbering="true" text:style-name="WWNum4">
        <text:list-item>
          <text:p text:style-name="P14">Co ceni w życiu zawodowym?</text:p>
        </text:list-item>
      </text:list>
      <text:p text:style-name="P3"/>
      <text:list text:continue-numbering="true" text:style-name="WWNum4">
        <text:list-item>
          <text:p text:style-name="P23">Co jest dla niego ważne przy zakupie produktu/usługi takiej jak Twoja?</text:p>
        </text:list-item>
      </text:list>
      <text:p text:style-name="P4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oppins" svg:font-family="Poppins" style:font-family-generic="roman" style:font-pitch="variable"/>
    <style:font-face style:name="Poppins1" svg:font-family="Poppi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Poppins" fo:font-family="Poppins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Poppins" fo:font-family="Poppins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Poppins" fo:font-family="Poppins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Poppins" fo:font-family="Poppins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Poppins" fo:font-family="Poppins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Poppins" fo:font-family="Poppins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Poppins" fo:font-family="Poppins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Poppins" fo:font-size="13pt" fo:font-weight="bold" style:font-name-asian="Poppins1" style:font-size-asian="13pt" style:font-weight-asian="bold" style:font-name-complex="Poppins1" style:font-size-complex="13pt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char" svg:x="13.335cm" svg:y="-0.826cm" svg:width="4.371cm" svg:height="2.42cm" draw:z-index="2"><draw:image xlink:href="Pictures/100000010000062D0000036F1B5765D162C4FF8E.png" xlink:type="simple" xlink:show="embed" xlink:actuate="onLoad" draw:mime-type="image/png"/></draw:frame>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56f7684011345957bbf33a7ee678afaf4d2ba333</meta:generator>
    <dc:date>2024-05-06T16:35:25.540076260</dc:date>
    <meta:editing-duration>PT5M14S</meta:editing-duration>
    <meta:editing-cycles>1</meta:editing-cycles>
    <meta:document-statistic meta:table-count="0" meta:image-count="1" meta:object-count="0" meta:page-count="3" meta:paragraph-count="63" meta:word-count="279" meta:character-count="1530" meta:non-whitespace-character-count="1340"/>
  </office:meta>
</office:document-meta>
</file>